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imbus Mono PS" svg:font-family="'Nimbus Mono PS'"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6b9a8" officeooo:paragraph-rsid="0006b9a8"/>
    </style:style>
    <style:style style:name="P2" style:family="paragraph" style:parent-style-name="Standard">
      <style:text-properties fo:font-size="14pt" fo:font-weight="bold" officeooo:rsid="0006b9a8" officeooo:paragraph-rsid="0006b9a8" style:font-size-asian="14pt" style:font-weight-asian="bold" style:font-size-complex="14pt" style:font-weight-complex="bold"/>
    </style:style>
    <style:style style:name="P3" style:family="paragraph" style:parent-style-name="Standard">
      <style:text-properties style:font-name="FreeMono" fo:font-size="11pt" fo:font-weight="normal" officeooo:rsid="0006b9a8" officeooo:paragraph-rsid="0006b9a8" style:font-size-asian="11pt" style:font-weight-asian="normal" style:font-size-complex="11pt" style:font-weight-complex="normal"/>
    </style:style>
    <style:style style:name="P4" style:family="paragraph" style:parent-style-name="Standard">
      <style:text-properties style:font-name="FreeMono" fo:font-size="11pt" fo:font-weight="normal" officeooo:rsid="0007dfc7" officeooo:paragraph-rsid="0007dfc7" style:font-size-asian="11pt" style:font-weight-asian="normal" style:font-size-complex="11pt" style:font-weight-complex="normal"/>
    </style:style>
    <style:style style:name="P5" style:family="paragraph" style:parent-style-name="Standard">
      <style:text-properties style:font-name="FreeMono" fo:font-size="11pt" fo:font-weight="normal" officeooo:rsid="00093a91" officeooo:paragraph-rsid="00093a91" style:font-size-asian="11pt" style:font-weight-asian="normal" style:font-size-complex="11pt" style:font-weight-complex="normal"/>
    </style:style>
    <style:style style:name="P6" style:family="paragraph" style:parent-style-name="Standard">
      <style:text-properties style:font-name="FreeMono" fo:font-size="11pt" fo:font-weight="normal" officeooo:rsid="000a6f2c" officeooo:paragraph-rsid="000a6f2c" style:font-size-asian="11pt" style:font-weight-asian="normal" style:font-size-complex="11pt" style:font-weight-complex="normal"/>
    </style:style>
    <style:style style:name="P7" style:family="paragraph" style:parent-style-name="Standard">
      <style:text-properties style:font-name="FreeMono" fo:font-size="11pt" fo:font-weight="normal" officeooo:rsid="000bb28b" officeooo:paragraph-rsid="000bb28b" style:font-size-asian="11pt" style:font-weight-asian="normal" style:font-size-complex="11pt" style:font-weight-complex="normal"/>
    </style:style>
    <style:style style:name="P8" style:family="paragraph" style:parent-style-name="Standard">
      <style:text-properties style:font-name="FreeMono" fo:font-size="11pt" fo:font-weight="normal" officeooo:rsid="0013080f" officeooo:paragraph-rsid="0013080f" style:font-size-asian="11pt" style:font-weight-asian="normal" style:font-size-complex="11pt" style:font-weight-complex="normal"/>
    </style:style>
    <style:style style:name="P9" style:family="paragraph" style:parent-style-name="Standard">
      <style:text-properties style:font-name="Liberation Serif" fo:font-size="14pt" fo:font-weight="bold" officeooo:rsid="000d2827" officeooo:paragraph-rsid="000d2827" style:font-size-asian="14pt" style:font-weight-asian="bold" style:font-size-complex="14pt" style:font-weight-complex="bold"/>
    </style:style>
    <style:style style:name="P10" style:family="paragraph" style:parent-style-name="Standard">
      <style:text-properties style:font-name="Liberation Serif" fo:font-size="14pt" fo:font-weight="bold" officeooo:rsid="000d62a4" officeooo:paragraph-rsid="000d62a4" style:font-size-asian="14pt" style:font-weight-asian="bold" style:font-size-complex="14pt" style:font-weight-complex="bold"/>
    </style:style>
    <style:style style:name="P11" style:family="paragraph" style:parent-style-name="Standard">
      <style:text-properties style:font-name="Liberation Serif" fo:font-size="14pt" fo:font-weight="bold" officeooo:rsid="0015f824" officeooo:paragraph-rsid="0015f824" style:font-size-asian="14pt" style:font-weight-asian="bold" style:font-size-complex="14pt" style:font-weight-complex="bold"/>
    </style:style>
    <style:style style:name="P12" style:family="paragraph" style:parent-style-name="Standard">
      <style:text-properties style:font-name="Liberation Serif" fo:font-size="12pt" fo:font-weight="normal" officeooo:rsid="000d62a4" officeooo:paragraph-rsid="000d62a4" style:font-size-asian="10.5pt" style:font-weight-asian="normal" style:font-size-complex="12pt" style:font-weight-complex="normal"/>
    </style:style>
    <style:style style:name="P13" style:family="paragraph" style:parent-style-name="Standard">
      <style:text-properties style:font-name="Liberation Serif" fo:font-size="11pt" fo:font-weight="normal" officeooo:rsid="0015f055" officeooo:paragraph-rsid="0015f055" style:font-size-asian="9.60000038146973pt" style:font-weight-asian="normal" style:font-size-complex="11pt" style:font-weight-complex="normal"/>
    </style:style>
    <style:style style:name="P14" style:family="paragraph" style:parent-style-name="Standard">
      <style:text-properties style:font-name="Liberation Serif" fo:font-size="11pt" fo:font-weight="normal" officeooo:rsid="0015f824" officeooo:paragraph-rsid="0015f824" style:font-size-asian="9.60000038146973pt" style:font-weight-asian="normal" style:font-size-complex="11pt" style:font-weight-complex="normal"/>
    </style:style>
    <style:style style:name="P15" style:family="paragraph" style:parent-style-name="Standard">
      <style:text-properties style:font-name="Nimbus Mono PS" fo:font-size="10pt" fo:font-weight="normal" officeooo:rsid="000d62a4" officeooo:paragraph-rsid="000d62a4" style:font-size-asian="8.75pt" style:font-weight-asian="normal" style:font-size-complex="10pt" style:font-weight-complex="normal"/>
    </style:style>
    <style:style style:name="P16" style:family="paragraph" style:parent-style-name="Table_20_Contents">
      <style:text-properties style:font-name="Liberation Serif" fo:font-size="12pt" style:font-size-asian="12pt" style:font-size-complex="12pt"/>
    </style:style>
    <style:style style:name="P17" style:family="paragraph" style:parent-style-name="Table_20_Contents">
      <style:text-properties style:font-name="Liberation Serif" fo:font-size="12pt" officeooo:rsid="000d2827" officeooo:paragraph-rsid="000d2827" style:font-size-asian="12pt" style:font-size-complex="12pt"/>
    </style:style>
    <style:style style:name="P18" style:family="paragraph" style:parent-style-name="Table_20_Contents">
      <style:text-properties style:font-name="Liberation Serif" fo:font-size="12pt" officeooo:rsid="000e18c5" officeooo:paragraph-rsid="000e18c5" style:font-size-asian="12pt" style:font-size-complex="12pt"/>
    </style:style>
    <style:style style:name="P19" style:family="paragraph" style:parent-style-name="Table_20_Contents">
      <style:text-properties style:font-name="Liberation Serif" fo:font-size="12pt" officeooo:rsid="000ff2f5" officeooo:paragraph-rsid="000ff2f5" style:font-size-asian="12pt" style:font-size-complex="12pt"/>
    </style:style>
    <style:style style:name="P20" style:family="paragraph" style:parent-style-name="Standard">
      <style:text-properties style:font-name="FreeMono" fo:font-size="11pt" fo:font-weight="normal" officeooo:rsid="000bb28b" officeooo:paragraph-rsid="000bb28b" style:font-size-asian="11pt" style:font-weight-asian="normal" style:font-size-complex="11pt" style:font-weight-complex="normal"/>
    </style:style>
    <style:style style:name="P21" style:family="paragraph" style:parent-style-name="Standard">
      <style:text-properties style:font-name="FreeMono" fo:font-size="11pt" fo:font-weight="normal" officeooo:rsid="001bbb0b" officeooo:paragraph-rsid="001bbb0b" style:font-size-asian="11pt" style:font-weight-asian="normal" style:font-size-complex="11pt" style:font-weight-complex="normal"/>
    </style:style>
    <style:style style:name="T1" style:family="text">
      <style:text-properties officeooo:rsid="0007dfc7"/>
    </style:style>
    <style:style style:name="T2" style:family="text">
      <style:text-properties officeooo:rsid="00081c98"/>
    </style:style>
    <style:style style:name="T3" style:family="text">
      <style:text-properties officeooo:rsid="000bb28b"/>
    </style:style>
    <style:style style:name="T4" style:family="text">
      <style:text-properties officeooo:rsid="000d2827"/>
    </style:style>
    <style:style style:name="T5" style:family="text">
      <style:text-properties officeooo:rsid="000e18c5"/>
    </style:style>
    <style:style style:name="T6" style:family="text">
      <style:text-properties officeooo:rsid="0015f055"/>
    </style:style>
    <style:style style:name="T7" style:family="text">
      <style:text-properties officeooo:rsid="0017af05"/>
    </style:style>
    <style:style style:name="T8" style:family="text">
      <style:text-properties officeooo:rsid="001bbb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an Thomas</text:p>
      <text:p text:style-name="P1">Lab 6</text:p>
      <text:p text:style-name="P1">COSC 420</text:p>
      <text:p text:style-name="P1"/>
      <text:p text:style-name="P1">The only tasks done were those required (eigenvector calculation using power method)</text:p>
      <text:p text:style-name="P1">Extra credit problems were not completed</text:p>
      <text:p text:style-name="P1"/>
      <text:p text:style-name="P2">ReadMe</text:p>
      <text:p text:style-name="P2"/>
      <text:p text:style-name="P3">You will find the following files included in the zip file</text:p>
      <text:p text:style-name="P3"/>
      <text:p text:style-name="P3">-make.sh</text:p>
      <text:p text:style-name="P3">-powermpi.c</text:p>
      <text:p text:style-name="P3"/>
      <text:p text:style-name="P3">make.sh is a shell script which acts as a make file, to run, give exec permissions to make.sh, then run ./make.sh <text:span text:style-name="T1">then run the power executable </text:span>(or just compile <text:span text:style-name="T1">normally, as powermpi.c is the only file needed)</text:span></text:p>
      <text:p text:style-name="P3"/>
      <text:p text:style-name="P4">to use, simply run the executable along with the size of the matrix to test it on. Matrix will be randomly <text:s/>auto generated with values between 0 <text:s/>- 99</text:p>
      <text:p text:style-name="P4"/>
      <text:p text:style-name="P4">Only <text:span text:style-name="T2">matrices up to size 50 print the eigenvector, after that, only the eigenvalue will be printed (this was due to some issues with printing large eigenvectors while testing, you can enable printing for large eigenvectors on line 291 of powermpi.c)</text:span></text:p>
      <text:p text:style-name="P4"/>
      <text:p text:style-name="P5">1<text:span text:style-name="T3">)<text:tab/>Theoretical runtime complexity will be the same as for matrix vector products, as that is the most intensive part of the application</text:span></text:p>
      <text:p text:style-name="P5"/>
      <text:p text:style-name="P6">for example, if we have an n x m matrix, we will have a vector of size m being multiplied on every iteration, however, we distribute n over all nodes, then send the resulting vector to the root. This makes the runtime ~(m*n)/p where p is the number of processors (nodes)</text:p>
      <text:p text:style-name="P6"/>
      <text:p text:style-name="P6"/>
      <text:p text:style-name="P6">2)<text:tab/><text:span text:style-name="T3">According to the data, the number of nodes does not perfectly divide the data as not all parts of the program are parallelizable, only the multiplication is done entirely in parallel as some operations are trivial and parallelization would most likely hurt performance. The program only benefits from parallelization when n is very large (e.g. n&gt;10000). Parallelization actually hurts performance in cases of a smaller n due to how much communication is required for each iteration (result vector is generated, then distributed and recollected each iteration).</text:span></text:p>
      <text:p text:style-name="P6"/>
      <text:p text:style-name="P8">Observe runtimes on next page to see the result of this</text:p>
      <text:p text:style-name="P6"/>
      <text:p text:style-name="P7">3)<text:tab/>Organizations running intense simulations on heavily interdependent linear systems (e.g. predator prey models) are likely to use the software to run large scale simulations</text:p>
      <text:p text:style-name="P7"/>
      <text:p text:style-name="P7">4)<text:tab/>The code could be improved by better modularity, as currently it would be difficult to test on anything outside the context of this application (randomly generated matrices)</text:p>
      <text:p text:style-name="P7"/>
      <text:p text:style-name="P21">One suggestion from another student is to parallelize the randomization of the matrix to improve runtime, as the algorithm itself is so trivial</text:p>
      <text:p text:style-name="P7"/>
      <text:p text:style-name="P7"/>
      <text:p text:style-name="P7"><text:soft-page-break/></text:p>
      <text:p text:style-name="P7"/>
      <text:p text:style-name="P7"/>
      <text:p text:style-name="P9">Runtimes</text:p>
      <text:p text:style-name="P9"/>
      <text:p text:style-name="P13">Runtimes (in seconds) for various matrix sizes</text:p>
      <text:p text:style-name="P9"/>
      <table:table table:name="Table1" table:style-name="Table1">
        <table:table-column table:style-name="Table1.A" table:number-columns-repeated="5"/>
        <table:table-row>
          <table:table-cell table:style-name="Table1.A1" office:value-type="string">
            <text:p text:style-name="P17">Size of matrix</text:p>
          </table:table-cell>
          <table:table-cell table:style-name="Table1.A1" office:value-type="string">
            <text:p text:style-name="P17">1 <text:span text:style-name="T6">node</text:span></text:p>
          </table:table-cell>
          <table:table-cell table:style-name="Table1.A1" office:value-type="string">
            <text:p text:style-name="P17">2 <text:span text:style-name="T6">nodes</text:span></text:p>
          </table:table-cell>
          <table:table-cell table:style-name="Table1.A1" office:value-type="string">
            <text:p text:style-name="P17">6 <text:span text:style-name="T6">nodes</text:span></text:p>
          </table:table-cell>
          <table:table-cell table:style-name="Table1.E1" office:value-type="string">
            <text:p text:style-name="P17">12 <text:span text:style-name="T6">nodes</text:span></text:p>
          </table:table-cell>
        </table:table-row>
        <table:table-row>
          <table:table-cell table:style-name="Table1.A2" office:value-type="string">
            <text:p text:style-name="P17">10</text:p>
          </table:table-cell>
          <table:table-cell table:style-name="Table1.A2" office:value-type="string">
            <text:p text:style-name="P17">.<text:span text:style-name="T5">896s</text:span></text:p>
          </table:table-cell>
          <table:table-cell table:style-name="Table1.A2" office:value-type="string">
            <text:p text:style-name="P16">.<text:span text:style-name="T5">851s</text:span></text:p>
          </table:table-cell>
          <table:table-cell table:style-name="Table1.A2" office:value-type="string">
            <text:p text:style-name="P16">.<text:span text:style-name="T4">867s</text:span></text:p>
          </table:table-cell>
          <table:table-cell table:style-name="Table1.E2" office:value-type="string">
            <text:p text:style-name="P16">.<text:span text:style-name="T4">868s</text:span></text:p>
          </table:table-cell>
        </table:table-row>
        <table:table-row>
          <table:table-cell table:style-name="Table1.A2" office:value-type="string">
            <text:p text:style-name="P17">100</text:p>
          </table:table-cell>
          <table:table-cell table:style-name="Table1.A2" office:value-type="string">
            <text:p text:style-name="P16">.<text:span text:style-name="T5">832s</text:span></text:p>
          </table:table-cell>
          <table:table-cell table:style-name="Table1.A2" office:value-type="string">
            <text:p text:style-name="P16">.<text:span text:style-name="T5">857s</text:span></text:p>
          </table:table-cell>
          <table:table-cell table:style-name="Table1.A2" office:value-type="string">
            <text:p text:style-name="P16">.<text:span text:style-name="T4">871s</text:span></text:p>
          </table:table-cell>
          <table:table-cell table:style-name="Table1.E2" office:value-type="string">
            <text:p text:style-name="P16">.<text:span text:style-name="T4">872s</text:span></text:p>
          </table:table-cell>
        </table:table-row>
        <table:table-row>
          <table:table-cell table:style-name="Table1.A2" office:value-type="string">
            <text:p text:style-name="P17">1000</text:p>
          </table:table-cell>
          <table:table-cell table:style-name="Table1.A2" office:value-type="string">
            <text:p text:style-name="P16">.<text:span text:style-name="T5">899s</text:span></text:p>
          </table:table-cell>
          <table:table-cell table:style-name="Table1.A2" office:value-type="string">
            <text:p text:style-name="P16">.<text:span text:style-name="T5">876s</text:span></text:p>
          </table:table-cell>
          <table:table-cell table:style-name="Table1.A2" office:value-type="string">
            <text:p text:style-name="P16">.<text:span text:style-name="T4">917s</text:span></text:p>
          </table:table-cell>
          <table:table-cell table:style-name="Table1.E2" office:value-type="string">
            <text:p text:style-name="P16">.<text:span text:style-name="T4">934s</text:span></text:p>
          </table:table-cell>
        </table:table-row>
        <table:table-row>
          <table:table-cell table:style-name="Table1.A2" office:value-type="string">
            <text:p text:style-name="P17">10000</text:p>
          </table:table-cell>
          <table:table-cell table:style-name="Table1.A2" office:value-type="string">
            <text:p text:style-name="P18">4.096s</text:p>
          </table:table-cell>
          <table:table-cell table:style-name="Table1.A2" office:value-type="string">
            <text:p text:style-name="P18">3.980s</text:p>
          </table:table-cell>
          <table:table-cell table:style-name="Table1.A2" office:value-type="string">
            <text:p text:style-name="P17">4.072s</text:p>
          </table:table-cell>
          <table:table-cell table:style-name="Table1.E2" office:value-type="string">
            <text:p text:style-name="P17">4.768s</text:p>
          </table:table-cell>
        </table:table-row>
        <table:table-row>
          <table:table-cell table:style-name="Table1.A2" office:value-type="string">
            <text:p text:style-name="P17">25000</text:p>
          </table:table-cell>
          <table:table-cell table:style-name="Table1.A2" office:value-type="string">
            <text:p text:style-name="P18"><text:span text:style-name="T8">2</text:span>2.855s</text:p>
          </table:table-cell>
          <table:table-cell table:style-name="Table1.A2" office:value-type="string">
            <text:p text:style-name="P19">2<text:span text:style-name="T8">3</text:span>.472s</text:p>
          </table:table-cell>
          <table:table-cell table:style-name="Table1.A2" office:value-type="string">
            <text:p text:style-name="P17">20.183s</text:p>
          </table:table-cell>
          <table:table-cell table:style-name="Table1.E2" office:value-type="string">
            <text:p text:style-name="P17">21.573s</text:p>
          </table:table-cell>
        </table:table-row>
      </table:table>
      <text:p text:style-name="P9"/>
      <text:p text:style-name="P11">Known Issues</text:p>
      <text:p text:style-name="P11"/>
      <text:p text:style-name="P14">The program does not correctly run on the cluster, the reason for this is unknown, but testing is limited to 12 nodes. <text:span text:style-name="T7">This could be due to some memory issue between nodes on separate machines as the job is terminated by slurm’s out-of-memory handler.</text:span></text:p>
      <text:p text:style-name="P9"/>
      <text:p text:style-name="P10">Source Code</text:p>
      <text:p text:style-name="P12"/>
      <text:p text:style-name="P12">powermpi.c)</text:p>
      <text:p text:style-name="P12"/>
      <text:p text:style-name="P15">#include &lt;stdio.h&gt;</text:p>
      <text:p text:style-name="P15">#include &lt;stdlib.h&gt;</text:p>
      <text:p text:style-name="P15">#include &lt;time.h&gt;</text:p>
      <text:p text:style-name="P15">#include &lt;mpi.h&gt;</text:p>
      <text:p text:style-name="P15">#include &lt;math.h&gt;</text:p>
      <text:p text:style-name="P15"/>
      <text:p text:style-name="P15">#define INDEX(r,c,i,j) i*r + j</text:p>
      <text:p text:style-name="P15"/>
      <text:p text:style-name="P15">void initMatrix(float a[], int r, int c){</text:p>
      <text:p text:style-name="P15"/>
      <text:p text:style-name="P15"><text:s text:c="2"/>int i, j;</text:p>
      <text:p text:style-name="P15"><text:s text:c="2"/>for(i = 0; i &lt; r; i++){</text:p>
      <text:p text:style-name="P15"><text:s text:c="4"/>for(j = 0; j &lt; c; j++){</text:p>
      <text:p text:style-name="P15"><text:s text:c="6"/>int index = INDEX(r, c, i, j);</text:p>
      <text:p text:style-name="P15"><text:s text:c="6"/>a[index] = rand() % 100 + 1;</text:p>
      <text:p text:style-name="P15"><text:s text:c="4"/>}</text:p>
      <text:p text:style-name="P15"><text:s text:c="2"/>}</text:p>
      <text:p text:style-name="P15">}</text:p>
      <text:p text:style-name="P15"/>
      <text:p text:style-name="P15">void printMatrix(float a[], int r, int c){</text:p>
      <text:p text:style-name="P15"/>
      <text:p text:style-name="P15"><text:s text:c="2"/>printf("\n");</text:p>
      <text:p text:style-name="P15"><text:s text:c="2"/>int i, j;</text:p>
      <text:p text:style-name="P15"><text:s text:c="2"/>for(i = 0; i &lt; r; i++){</text:p>
      <text:p text:style-name="P15"><text:s text:c="4"/>for(j = 0; j &lt; c; j++){</text:p>
      <text:p text:style-name="P15"><text:soft-page-break/><text:s text:c="6"/>int index = INDEX(r,c, i, j);</text:p>
      <text:p text:style-name="P15"><text:s text:c="6"/>//printf("Index %d\n", index);</text:p>
      <text:p text:style-name="P15"><text:s text:c="6"/>printf("%.2f\t", a[index]);</text:p>
      <text:p text:style-name="P15"><text:s text:c="4"/>}</text:p>
      <text:p text:style-name="P15"><text:s text:c="4"/>printf("\n");</text:p>
      <text:p text:style-name="P15"><text:s text:c="2"/>}</text:p>
      <text:p text:style-name="P15"><text:s text:c="2"/>printf("\n");</text:p>
      <text:p text:style-name="P15">}</text:p>
      <text:p text:style-name="P15"/>
      <text:p text:style-name="P15">void printVector(float v[], int size){</text:p>
      <text:p text:style-name="P15"/>
      <text:p text:style-name="P15"><text:s text:c="2"/>printf("\n");</text:p>
      <text:p text:style-name="P15"/>
      <text:p text:style-name="P15"><text:s text:c="2"/>int i;</text:p>
      <text:p text:style-name="P15"><text:s text:c="2"/>for(i = 0; i &lt; size; i++){</text:p>
      <text:p text:style-name="P15"><text:s text:c="4"/>printf("%.2f\n", v[i]);</text:p>
      <text:p text:style-name="P15"><text:s text:c="2"/>}</text:p>
      <text:p text:style-name="P15"><text:s text:c="2"/>printf("\n");</text:p>
      <text:p text:style-name="P15"/>
      <text:p text:style-name="P15">}</text:p>
      <text:p text:style-name="P15"/>
      <text:p text:style-name="P15">//we disregard my matrix multiplication calculator</text:p>
      <text:p text:style-name="P15">//we only do matrix vector products here</text:p>
      <text:p text:style-name="P15">//faster to just redo it</text:p>
      <text:p text:style-name="P15">void matrvct(float matrix[], float vector[], float product[], int dim, int lower, int upper){</text:p>
      <text:p text:style-name="P15"/>
      <text:p text:style-name="P15"><text:s text:c="2"/>int i, j, l;</text:p>
      <text:p text:style-name="P15"/>
      <text:p text:style-name="P15"><text:s text:c="2"/>if(upper &gt; dim) return;</text:p>
      <text:p text:style-name="P15"/>
      <text:p text:style-name="P15"><text:s text:c="2"/>for(i = lower; i &lt; upper; i++){</text:p>
      <text:p text:style-name="P15"><text:s text:c="4"/>product[i] = 0;</text:p>
      <text:p text:style-name="P15"/>
      <text:p text:style-name="P15"><text:s text:c="4"/>for(j = 0; j &lt; dim; j++){</text:p>
      <text:p text:style-name="P15"><text:s text:c="6"/>float m = matrix[INDEX(dim, dim, i, j)], v = vector[j];</text:p>
      <text:p text:style-name="P15"><text:s text:c="6"/>//printf("Multiplying %.2f by %.2f\n", m, v);</text:p>
      <text:p text:style-name="P15"><text:s text:c="6"/>product[i] += (m * v);</text:p>
      <text:p text:style-name="P15"><text:s text:c="4"/>}</text:p>
      <text:p text:style-name="P15"><text:s text:c="4"/>//printf("%d sum: %.2f\n\n", i, product[i]);</text:p>
      <text:p text:style-name="P15"><text:s text:c="2"/>}</text:p>
      <text:p text:style-name="P15"/>
      <text:p text:style-name="P15">}</text:p>
      <text:p text:style-name="P15"/>
      <text:p text:style-name="P15">float findmax(float a[], int msize){</text:p>
      <text:p text:style-name="P15"/>
      <text:p text:style-name="P15"><text:s text:c="2"/>int i;</text:p>
      <text:p text:style-name="P15"><text:s text:c="2"/>float <text:s/>maximum = a[0];</text:p>
      <text:p text:style-name="P15"><text:s text:c="2"/>for(i = 0; i &lt; msize; i++){</text:p>
      <text:p text:style-name="P15"><text:s text:c="4"/>if(maximum &lt; a[i]){</text:p>
      <text:p text:style-name="P15"><text:s text:c="6"/>maximum = a[i];</text:p>
      <text:p text:style-name="P15"><text:s text:c="4"/>}</text:p>
      <text:p text:style-name="P15"><text:s text:c="2"/>}</text:p>
      <text:p text:style-name="P15"/>
      <text:p text:style-name="P15"><text:s text:c="2"/>return maximum;</text:p>
      <text:p text:style-name="P15"/>
      <text:p text:style-name="P15"><text:soft-page-break/>}</text:p>
      <text:p text:style-name="P15"/>
      <text:p text:style-name="P15">int floatcomp(float a, float b){</text:p>
      <text:p text:style-name="P15"/>
      <text:p text:style-name="P15"><text:s text:c="2"/>//small float comparison function</text:p>
      <text:p text:style-name="P15"><text:s text:c="2"/>//was not converging in some cases when original == was used</text:p>
      <text:p text:style-name="P15"/>
      <text:p text:style-name="P15"><text:s text:c="2"/>double epsilon = .01f;</text:p>
      <text:p text:style-name="P15"><text:s text:c="2"/>if(fabs(a - b) &lt; epsilon){</text:p>
      <text:p text:style-name="P15"><text:s text:c="4"/>return 1;</text:p>
      <text:p text:style-name="P15"><text:s text:c="2"/>}</text:p>
      <text:p text:style-name="P15"/>
      <text:p text:style-name="P15"><text:s text:c="2"/>return 0;</text:p>
      <text:p text:style-name="P15">}</text:p>
      <text:p text:style-name="P15"/>
      <text:p text:style-name="P15">int isEqual(float a[], float b[], int size){</text:p>
      <text:p text:style-name="P15"/>
      <text:p text:style-name="P15"><text:s text:c="2"/>//we just want to see if these vectors are the same</text:p>
      <text:p text:style-name="P15"><text:s text:c="2"/>//no need to worry about indexing</text:p>
      <text:p text:style-name="P15"/>
      <text:p text:style-name="P15"><text:s text:c="2"/>int i;</text:p>
      <text:p text:style-name="P15"/>
      <text:p text:style-name="P15">/*</text:p>
      <text:p text:style-name="P15"><text:s text:c="2"/>for(i = 0; i &lt; size; i++){</text:p>
      <text:p text:style-name="P15"><text:s text:c="4"/>printf("%d <text:s/>%.2f <text:s/>%.2f\n",size, a[i], b[i]);</text:p>
      <text:p text:style-name="P15"><text:s text:c="2"/>}</text:p>
      <text:p text:style-name="P15"><text:s text:c="2"/>printf("\n\n");</text:p>
      <text:p text:style-name="P15">*/</text:p>
      <text:p text:style-name="P15"/>
      <text:p text:style-name="P15"><text:s text:c="2"/>for(i = 0; i &lt; size; i++){</text:p>
      <text:p text:style-name="P15"><text:s text:c="4"/>if(floatcomp(a[i], b[i]) == 0){</text:p>
      <text:p text:style-name="P15"><text:s text:c="6"/>return 0;</text:p>
      <text:p text:style-name="P15"><text:s text:c="4"/>}</text:p>
      <text:p text:style-name="P15"><text:s text:c="2"/>}</text:p>
      <text:p text:style-name="P15"/>
      <text:p text:style-name="P15"><text:s text:c="2"/>return 1;</text:p>
      <text:p text:style-name="P15"/>
      <text:p text:style-name="P15">}</text:p>
      <text:p text:style-name="P15"/>
      <text:p text:style-name="P15">int main(int argc, char **argv){</text:p>
      <text:p text:style-name="P15"/>
      <text:p text:style-name="P15"><text:s text:c="2"/>int wsize, rank;</text:p>
      <text:p text:style-name="P15"><text:s text:c="2"/>MPI_Init(&amp;argc, &amp;argv);</text:p>
      <text:p text:style-name="P15"><text:s text:c="2"/>MPI_Comm_size(MPI_COMM_WORLD, &amp;wsize);</text:p>
      <text:p text:style-name="P15"><text:s text:c="2"/>MPI_Comm_rank(MPI_COMM_WORLD, &amp;rank);</text:p>
      <text:p text:style-name="P15"/>
      <text:p text:style-name="P15"><text:s text:c="2"/>if(argc != 2){</text:p>
      <text:p text:style-name="P15"><text:s text:c="4"/>printf("Enter size of matrix\n");</text:p>
      <text:p text:style-name="P15"><text:s text:c="4"/>return 0;</text:p>
      <text:p text:style-name="P15"><text:s text:c="2"/>}</text:p>
      <text:p text:style-name="P15"/>
      <text:p text:style-name="P15"><text:s text:c="2"/>int msize;</text:p>
      <text:p text:style-name="P15"><text:s text:c="2"/>sscanf(argv[1],"%d", &amp;msize);</text:p>
      <text:p text:style-name="P15"><text:s text:c="2"/>int bsize = msize * msize;</text:p>
      <text:p text:style-name="P15"/>
      <text:p text:style-name="P15"><text:s text:c="2"/>float eigenValue;</text:p>
      <text:p text:style-name="P15"><text:soft-page-break/><text:s text:c="2"/>int i,j,k;</text:p>
      <text:p text:style-name="P15"><text:s text:c="2"/>float matrix[bsize], vector[msize], res[msize];</text:p>
      <text:p text:style-name="P15"/>
      <text:p text:style-name="P15"><text:s text:c="2"/>//set operations each node is responsible for</text:p>
      <text:p text:style-name="P15"><text:s text:c="2"/>int opspernode = (msize / wsize),</text:p>
      <text:p text:style-name="P15"><text:s text:c="6"/>lowerRange = rank * opspernode,</text:p>
      <text:p text:style-name="P15"><text:s text:c="6"/>upperRange = lowerRange + opspernode;</text:p>
      <text:p text:style-name="P15"/>
      <text:p text:style-name="P15"><text:s text:c="2"/>//force last node to cover remainder left out by integer divsion cutoff</text:p>
      <text:p text:style-name="P15"><text:s text:c="2"/>if(rank == wsize - 1){</text:p>
      <text:p text:style-name="P15"><text:s text:c="4"/>upperRange = msize;</text:p>
      <text:p text:style-name="P15"><text:s text:c="2"/>}</text:p>
      <text:p text:style-name="P15"/>
      <text:p text:style-name="P15"><text:s text:c="2"/>//uncomment to see which ranges each node will cover</text:p>
      <text:p text:style-name="P15"><text:s text:c="2"/>//printf("Rank %d will cover %d through %d\n", rank, lowerRange, upperRange);</text:p>
      <text:p text:style-name="P15"/>
      <text:p text:style-name="P15"><text:s text:c="2"/>if(rank == 0){</text:p>
      <text:p text:style-name="P15"><text:s text:c="4"/>//populate matrix with random values on root, we'll broadcast later</text:p>
      <text:p text:style-name="P15"><text:s text:c="4"/>srand(time(0));</text:p>
      <text:p text:style-name="P15"><text:s text:c="4"/>initMatrix(matrix, msize, msize);</text:p>
      <text:p text:style-name="P15"><text:s text:c="4"/>matrix[bsize] = 0.0;</text:p>
      <text:p text:style-name="P15"><text:s text:c="4"/>//printMatrix(matrix, msize, msize);</text:p>
      <text:p text:style-name="P15"><text:s text:c="2"/>}</text:p>
      <text:p text:style-name="P15"/>
      <text:p text:style-name="P15"><text:s text:c="2"/>//keep in mind, vector and res are just arrays</text:p>
      <text:p text:style-name="P15"><text:s text:c="2"/>//we can treat them as such, do not need to INDEX them</text:p>
      <text:p text:style-name="P15"><text:s text:c="2"/>for(i = 0; i &lt; msize; i++){</text:p>
      <text:p text:style-name="P15"><text:s text:c="4"/>vector[i] = 1.0; //'let x be all 1 vector in appropriate dimmension'</text:p>
      <text:p text:style-name="P15"><text:s text:c="4"/>res[i] = 0.0;</text:p>
      <text:p text:style-name="P15"><text:s text:c="2"/>}</text:p>
      <text:p text:style-name="P15"/>
      <text:p text:style-name="P15"><text:s text:c="2"/>//if we have more nodes than rows in our matrix, just do it on root</text:p>
      <text:p text:style-name="P15"><text:s text:c="2"/>//it will be much faster</text:p>
      <text:p text:style-name="P15"><text:s text:c="2"/>//we arbitrarily set to 50 to make it easy</text:p>
      <text:p text:style-name="P15"/>
      <text:p text:style-name="P15"><text:s text:c="2"/>if(msize &lt; 50){</text:p>
      <text:p text:style-name="P15"/>
      <text:p text:style-name="P15"><text:s text:c="4"/>//printf("wsize &gt; msize\n");</text:p>
      <text:p text:style-name="P15"/>
      <text:p text:style-name="P15"><text:s text:c="4"/>if(rank == 0){</text:p>
      <text:p text:style-name="P15"/>
      <text:p text:style-name="P15"><text:s text:c="6"/>matrvct(matrix, vector, res, msize, 0, msize);</text:p>
      <text:p text:style-name="P15"><text:s text:c="6"/>//printVector(vector, msize);</text:p>
      <text:p text:style-name="P15"><text:s text:c="6"/>//printVector(res, msize);</text:p>
      <text:p text:style-name="P15"/>
      <text:p text:style-name="P15"><text:s text:c="6"/>while(1){</text:p>
      <text:p text:style-name="P15"/>
      <text:p text:style-name="P15"><text:s text:c="8"/>matrvct(matrix, vector, res, msize, 0, msize);</text:p>
      <text:p text:style-name="P15"/>
      <text:p text:style-name="P15"><text:s text:c="8"/>eigenValue = findmax(res, msize);</text:p>
      <text:p text:style-name="P15"><text:s text:c="8"/>for(i = 0; i &lt; msize; i++){</text:p>
      <text:p text:style-name="P15"><text:s text:c="10"/>res[i] /= eigenValue;</text:p>
      <text:p text:style-name="P15"><text:s text:c="8"/>}</text:p>
      <text:p text:style-name="P15"/>
      <text:p text:style-name="P15"><text:s text:c="8"/>if(isEqual(vector, res, msize) == 1){</text:p>
      <text:p text:style-name="P15"><text:s text:c="10"/>break;</text:p>
      <text:p text:style-name="P15"><text:soft-page-break/><text:s text:c="8"/>}</text:p>
      <text:p text:style-name="P15"/>
      <text:p text:style-name="P15"><text:s text:c="8"/>for(i = 0; i &lt; msize; i++){</text:p>
      <text:p text:style-name="P15"><text:s text:c="10"/>vector[i] = res[i];</text:p>
      <text:p text:style-name="P15"><text:s text:c="8"/>}</text:p>
      <text:p text:style-name="P15"/>
      <text:p text:style-name="P15"><text:s text:c="6"/>}</text:p>
      <text:p text:style-name="P15"/>
      <text:p text:style-name="P15"><text:s text:c="6"/>printf("largest eigenvalue = %.2f", eigenValue);</text:p>
      <text:p text:style-name="P15"><text:s text:c="6"/>printf("\neigenvector:\n");</text:p>
      <text:p text:style-name="P15"><text:s text:c="6"/>printVector(res, msize);</text:p>
      <text:p text:style-name="P15"/>
      <text:p text:style-name="P15"><text:s text:c="4"/>}</text:p>
      <text:p text:style-name="P15"/>
      <text:p text:style-name="P15"><text:s text:c="4"/>MPI_Finalize();</text:p>
      <text:p text:style-name="P15"><text:s text:c="4"/>return 0;</text:p>
      <text:p text:style-name="P15"><text:s text:c="2"/>}</text:p>
      <text:p text:style-name="P15"/>
      <text:p text:style-name="P15"><text:s text:c="2"/>MPI_Bcast(&amp;matrix, bsize, MPI_INT, 0, MPI_COMM_WORLD);</text:p>
      <text:p text:style-name="P15"/>
      <text:p text:style-name="P15"><text:s text:c="2"/>int done = 0;</text:p>
      <text:p text:style-name="P15"/>
      <text:p text:style-name="P15"><text:s text:c="2"/>while(1){</text:p>
      <text:p text:style-name="P15"/>
      <text:p text:style-name="P15"><text:s text:c="4"/>matrvct(matrix, vector, res, msize, lowerRange, upperRange);</text:p>
      <text:p text:style-name="P15"/>
      <text:p text:style-name="P15"><text:s text:c="4"/>if(rank != 0){</text:p>
      <text:p text:style-name="P15"/>
      <text:p text:style-name="P15"><text:s text:c="6"/>//get the data we want to send</text:p>
      <text:p text:style-name="P15"><text:s text:c="6"/>int sendToRoot[opspernode];</text:p>
      <text:p text:style-name="P15"/>
      <text:p text:style-name="P15"><text:s text:c="6"/>int lowcopy = opspernode * rank,</text:p>
      <text:p text:style-name="P15"><text:s text:c="10"/>highcopy = lowcopy + opspernode;</text:p>
      <text:p text:style-name="P15"/>
      <text:p text:style-name="P15"><text:s text:c="6"/>for(i = lowcopy; i &lt; highcopy; i++){</text:p>
      <text:p text:style-name="P15"><text:s text:c="6"/>// <text:s/>printf("Sending from rank %d, index %d, value %.2f\n", rank, i, res[i]);</text:p>
      <text:p text:style-name="P15"><text:s text:c="8"/>sendToRoot[i] = res[i];</text:p>
      <text:p text:style-name="P15"><text:s text:c="6"/>}</text:p>
      <text:p text:style-name="P15"/>
      <text:p text:style-name="P15"><text:s text:c="6"/>MPI_Send(sendToRoot, opspernode, MPI_INT, 0, 0, MPI_COMM_WORLD);</text:p>
      <text:p text:style-name="P15"/>
      <text:p text:style-name="P15"><text:s text:c="4"/>} else {</text:p>
      <text:p text:style-name="P15"/>
      <text:p text:style-name="P15"><text:s text:c="6"/>for(i = 1; i &lt; wsize; i++){</text:p>
      <text:p text:style-name="P15"/>
      <text:p text:style-name="P15"><text:s text:c="8"/>int tempBuffr[opspernode];</text:p>
      <text:p text:style-name="P15"/>
      <text:p text:style-name="P15"><text:s text:c="8"/>int lowcopy = opspernode * i,</text:p>
      <text:p text:style-name="P15"><text:s text:c="12"/>highcopy = lowcopy + opspernode;</text:p>
      <text:p text:style-name="P15"/>
      <text:p text:style-name="P15"><text:s text:c="8"/>if(i == wsize -1){</text:p>
      <text:p text:style-name="P15"><text:s text:c="10"/>highcopy = msize;</text:p>
      <text:p text:style-name="P15"><text:s text:c="8"/>}</text:p>
      <text:p text:style-name="P15"/>
      <text:p text:style-name="P15"><text:s text:c="8"/>MPI_Recv(tempBuffr, opspernode, MPI_INT, i, 0, MPI_COMM_WORLD, MPI_STATUS_IGNORE);</text:p>
      <text:p text:style-name="P15"><text:soft-page-break/></text:p>
      <text:p text:style-name="P15"><text:s text:c="8"/>//printf("Receieved from %d, range %d through %d | ops: %d\n", i, lowcopy, highcopy, opspernode);</text:p>
      <text:p text:style-name="P15"/>
      <text:p text:style-name="P15"><text:s text:c="8"/>for(j = lowcopy; j &lt; highcopy; j++){</text:p>
      <text:p text:style-name="P15"><text:s text:c="8"/>// <text:s/>printf("Receieved from rank %d, index %d, value %.2f\n", i, j, tempBuffr[j]);</text:p>
      <text:p text:style-name="P15"><text:s text:c="10"/>res[j] = tempBuffr[j];</text:p>
      <text:p text:style-name="P15"><text:s text:c="8"/>}</text:p>
      <text:p text:style-name="P15"/>
      <text:p text:style-name="P15"><text:s text:c="6"/>}</text:p>
      <text:p text:style-name="P15"/>
      <text:p text:style-name="P15"><text:s text:c="4"/>}</text:p>
      <text:p text:style-name="P15"/>
      <text:p text:style-name="P15"><text:s text:c="4"/>//once we rebuilt the result vector, update all other nodes of it</text:p>
      <text:p text:style-name="P15"><text:s text:c="4"/>MPI_Bcast(&amp;res, msize, MPI_INT, 0, MPI_COMM_WORLD);</text:p>
      <text:p text:style-name="P15"/>
      <text:p text:style-name="P15"><text:s text:c="4"/>if(rank == 0){</text:p>
      <text:p text:style-name="P15"><text:s text:c="6"/>eigenValue = findmax(res, msize);</text:p>
      <text:p text:style-name="P15"><text:s text:c="6"/>for(i = 0; i &lt; msize; i++){</text:p>
      <text:p text:style-name="P15"><text:s text:c="8"/>res[i] /= eigenValue;</text:p>
      <text:p text:style-name="P15"><text:s text:c="6"/>}</text:p>
      <text:p text:style-name="P15"><text:s text:c="6"/>if(isEqual(vector, res, msize) == 1){</text:p>
      <text:p text:style-name="P15"><text:s text:c="8"/>//set this converge flag to 1</text:p>
      <text:p text:style-name="P15"><text:s text:c="8"/>done = 1;</text:p>
      <text:p text:style-name="P15"><text:s text:c="6"/>}</text:p>
      <text:p text:style-name="P15"><text:s text:c="4"/>}</text:p>
      <text:p text:style-name="P15"/>
      <text:p text:style-name="P15"><text:s text:c="4"/>//have root tell other nodes if we finish up</text:p>
      <text:p text:style-name="P15"><text:s text:c="4"/>MPI_Bcast(&amp;done, 1, MPI_INT, 0, MPI_COMM_WORLD);</text:p>
      <text:p text:style-name="P15"><text:s text:c="4"/>if(done == 1){</text:p>
      <text:p text:style-name="P15"><text:s text:c="6"/>break;</text:p>
      <text:p text:style-name="P15"><text:s text:c="4"/>}</text:p>
      <text:p text:style-name="P15"/>
      <text:p text:style-name="P15"><text:s text:c="4"/>for(i = 0; i &lt; msize; i++){</text:p>
      <text:p text:style-name="P15"><text:s text:c="6"/>vector[i] = res[i];</text:p>
      <text:p text:style-name="P15"><text:s text:c="4"/>}</text:p>
      <text:p text:style-name="P15"/>
      <text:p text:style-name="P15"><text:s text:c="2"/>}</text:p>
      <text:p text:style-name="P15"/>
      <text:p text:style-name="P15"><text:s text:c="2"/>if(rank == 0){</text:p>
      <text:p text:style-name="P15"/>
      <text:p text:style-name="P15"><text:s text:c="4"/>//uncomment to see the output (disabled for large input testing)</text:p>
      <text:p text:style-name="P15"/>
      <text:p text:style-name="P15"><text:s text:c="4"/>printf("largest eigenvalue = %.2f\n", eigenValue);</text:p>
      <text:p text:style-name="P15">/* <text:s text:c="3"/>printf("\nsome eigenvector: \n");</text:p>
      <text:p text:style-name="P15"><text:s text:c="4"/>printVector(res, msize);</text:p>
      <text:p text:style-name="P15">*/</text:p>
      <text:p text:style-name="P15"><text:s text:c="2"/>}</text:p>
      <text:p text:style-name="P15"/>
      <text:p text:style-name="P15"><text:s text:c="2"/>MPI_Finalize();</text:p>
      <text:p text:style-name="P15"/>
      <text:p text:style-name="P15"><text:s text:c="2"/>return 0;</text:p>
      <text:p text:style-name="P15"/>
      <text:p text:style-name="P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imbus Mono PS" svg:font-family="'Nimbus Mono PS'"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7T18:17:24.442670361</meta:creation-date>
    <dc:date>2019-11-18T10:57:00.010021278</dc:date>
    <meta:editing-duration>PT35M58S</meta:editing-duration>
    <meta:editing-cycles>18</meta:editing-cycles>
    <meta:generator>LibreOffice/5.3.6.1$Linux_X86_64 LibreOffice_project/30$Build-1</meta:generator>
    <meta:print-date>2019-11-17T19:21:52.257756926</meta:print-date>
    <meta:document-statistic meta:table-count="1" meta:image-count="0" meta:object-count="0" meta:page-count="7" meta:paragraph-count="271" meta:word-count="1344" meta:character-count="8794" meta:non-whitespace-character-count="6913"/>
  </office:meta>
</office:document-meta>
</file>